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Candidat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Poll_1</text:p>
          </table:table-cell>
          <table:table-cell office:value-type="string" calcext:value-type="string">
            <text:p>Poll_2</text:p>
          </table:table-cell>
          <table:table-cell office:value-type="string" calcext:value-type="string">
            <text:p>Tweet_count1</text:p>
          </table:table-cell>
          <table:table-cell office:value-type="string" calcext:value-type="string">
            <text:p>Tweet_Count2</text:p>
          </table:table-cell>
          <table:table-cell office:value-type="string" calcext:value-type="string">
            <text:p>Normalized_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colnChafee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aryClinton</text:p>
          </table:table-cell>
          <table:table-cell table:formula="of:=[.D3]-[.C3]" office:value-type="float" office:value="0.02" calcext:value-type="float">
            <text:p>0.02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NA</text:p>
          </table:table-cell>
          <table:table-cell office:value-type="float" office:value="481" calcext:value-type="float">
            <text:p>481</text:p>
          </table:table-cell>
          <table:table-cell table:formula="of:=[.F3]/39" office:value-type="float" office:value="12.3333333333333" calcext:value-type="float">
            <text:p>12.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OMalley</text:p>
          </table:table-cell>
          <table:table-cell table:formula="of:=[.D4]-[.C4]"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NA</text:p>
          </table:table-cell>
          <table:table-cell office:value-type="float" office:value="211" calcext:value-type="float">
            <text:p>211</text:p>
          </table:table-cell>
          <table:table-cell table:formula="of:=[.F4]/39" office:value-type="float" office:value="5.41025641025641" calcext:value-type="float">
            <text:p>5.4102564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ieSanders</text:p>
          </table:table-cell>
          <table:table-cell table:formula="of:=[.D5]-[.C5]" office:value-type="float" office:value="0.04" calcext:value-type="float">
            <text:p>0.04</text:p>
          </table:table-cell>
          <table:table-cell office:value-type="float" office:value="0.34" calcext:value-type="float">
            <text:p>0.34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A</text:p>
          </table:table-cell>
          <table:table-cell office:value-type="float" office:value="584" calcext:value-type="float">
            <text:p>584</text:p>
          </table:table-cell>
          <table:table-cell table:formula="of:=[.F5]/39" office:value-type="float" office:value="14.974358974359" calcext:value-type="float">
            <text:p>14.9743589744</text:p>
          </table:table-cell>
          <table:table-cell/>
          <table:table-cell table:formula="of:=15 + 24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JimWebbUSA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9" calcext:value-type="float">
            <text:p>39</text:p>
          </table:table-cell>
          <table:table-cell table:formula="of:=[.F6]/3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Bush</text:p>
          </table:table-cell>
          <table:table-cell table:formula="of:=[.D7]-[.C7]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A</text:p>
          </table:table-cell>
          <table:table-cell office:value-type="float" office:value="473" calcext:value-type="float">
            <text:p>473</text:p>
          </table:table-cell>
          <table:table-cell table:formula="of:=[.F7]/39" office:value-type="float" office:value="12.1282051282051" calcext:value-type="float">
            <text:p>12.1282051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BenCarson</text:p>
          </table:table-cell>
          <table:table-cell table:formula="of:=[.D8]-[.C8]" office:value-type="float" office:value="-0.04" calcext:value-type="float">
            <text:p>-0.04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A</text:p>
          </table:table-cell>
          <table:table-cell office:value-type="float" office:value="292" calcext:value-type="float">
            <text:p>292</text:p>
          </table:table-cell>
          <table:table-cell table:formula="of:=[.F8]/39" office:value-type="float" office:value="7.48717948717949" calcext:value-type="float">
            <text:p>7.4871794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hristie</text:p>
          </table:table-cell>
          <table:table-cell table:formula="of:=[.D9]-[.C9]"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A</text:p>
          </table:table-cell>
          <table:table-cell office:value-type="float" office:value="164" calcext:value-type="float">
            <text:p>164</text:p>
          </table:table-cell>
          <table:table-cell table:formula="of:=[.F9]/39" office:value-type="float" office:value="4.20512820512821" calcext:value-type="float">
            <text:p>4.2051282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dCruz</text:p>
          </table:table-cell>
          <table:table-cell table:formula="of:=[.D10]-[.C10]"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NA</text:p>
          </table:table-cell>
          <table:table-cell office:value-type="float" office:value="585" calcext:value-type="float">
            <text:p>585</text:p>
          </table:table-cell>
          <table:table-cell table:formula="of:=[.F10]/3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yFiorina</text:p>
          </table:table-cell>
          <table:table-cell table:formula="of:=[.D11]-[.C11]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NA</text:p>
          </table:table-cell>
          <table:table-cell office:value-type="float" office:value="135" calcext:value-type="float">
            <text:p>135</text:p>
          </table:table-cell>
          <table:table-cell table:formula="of:=[.F11]/39" office:value-type="float" office:value="3.46153846153846" calcext:value-type="float">
            <text:p>3.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dseyGrahamSC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7" calcext:value-type="float">
            <text:p>37</text:p>
          </table:table-cell>
          <table:table-cell table:formula="of:=[.F12]/39" office:value-type="float" office:value="0.948717948717949" calcext:value-type="float">
            <text:p>0.9487179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MikeHuckabee</text:p>
          </table:table-cell>
          <table:table-cell table:formula="of:=[.D13]-[.C13]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NA</text:p>
          </table:table-cell>
          <table:table-cell office:value-type="float" office:value="305" calcext:value-type="float">
            <text:p>305</text:p>
          </table:table-cell>
          <table:table-cell table:formula="of:=[.F13]/39" office:value-type="float" office:value="7.82051282051282" calcext:value-type="float">
            <text:p>7.8205128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byJindal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formula="of:=[.F14]/39" office:value-type="float" office:value="0.0256410256410256" calcext:value-type="float">
            <text:p>0.0256410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Kasich</text:p>
          </table:table-cell>
          <table:table-cell table:formula="of:=[.D15]-[.C15]"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A</text:p>
          </table:table-cell>
          <table:table-cell office:value-type="float" office:value="437" calcext:value-type="float">
            <text:p>437</text:p>
          </table:table-cell>
          <table:table-cell table:formula="of:=[.F15]/39" office:value-type="float" office:value="11.2051282051282" calcext:value-type="float">
            <text:p>11.2051282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ernorPataki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table:formula="of:=[.F16]/39" office:value-type="float" office:value="0.512820512820513" calcext:value-type="float">
            <text:p>0.5128205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Paul</text:p>
          </table:table-cell>
          <table:table-cell table:formula="of:=[.C17]-[.D17]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NA</text:p>
          </table:table-cell>
          <table:table-cell office:value-type="float" office:value="642" calcext:value-type="float">
            <text:p>642</text:p>
          </table:table-cell>
          <table:table-cell table:formula="of:=[.F17]/39" office:value-type="float" office:value="16.4615384615385" calcext:value-type="float">
            <text:p>16.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oRubio</text:p>
          </table:table-cell>
          <table:table-cell table:formula="of:=[.D18]-[.C18]" office:value-type="float" office:value="-0.02" calcext:value-type="float">
            <text:p>-0.0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NA</text:p>
          </table:table-cell>
          <table:table-cell office:value-type="float" office:value="465" calcext:value-type="float">
            <text:p>465</text:p>
          </table:table-cell>
          <table:table-cell table:formula="of:=[.F18]/39" office:value-type="float" office:value="11.9230769230769" calcext:value-type="float">
            <text:p>11.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Santorum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table:formula="of:=[.F19]/39" office:value-type="float" office:value="2.53846153846154" calcext:value-type="float">
            <text:p>2.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DonaldTrump</text:p>
          </table:table-cell>
          <table:table-cell table:formula="of:=[.D20]-[.C20]" office:value-type="float" office:value="0.02" calcext:value-type="float">
            <text:p>0.02</text:p>
          </table:table-cell>
          <table:table-cell office:value-type="float" office:value="0.39" calcext:value-type="float">
            <text:p>0.39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NA</text:p>
          </table:table-cell>
          <table:table-cell office:value-type="float" office:value="547" calcext:value-type="float">
            <text:p>547</text:p>
          </table:table-cell>
          <table:table-cell table:formula="of:=[.F20]/39" office:value-type="float" office:value="14.025641025641" calcext:value-type="float">
            <text:p>14.02564102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15-12-17" calcext:value-type="date">
            <text:p>12/17/15</text:p>
          </table:table-cell>
          <table:table-cell table:style-name="ce1" office:value-type="date" office:date-value="2016-01-24" calcext:value-type="date">
            <text:p>01/24/16</text:p>
          </table:table-cell>
          <table:table-cell/>
          <table:table-cell table:formula="of:=SUM([.F3:.F20])" office:value-type="float" office:value="5517" calcext:value-type="float">
            <text:p>551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16:51:06.957416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23:32.978260190</meta:creation-date>
    <dc:date>2016-02-23T17:13:43.951703727</dc:date>
    <meta:editing-duration>PT19M42S</meta:editing-duration>
    <meta:editing-cycles>9</meta:editing-cycles>
    <meta:generator>LibreOffice/4.2.8.2$Linux_X86_64 LibreOffice_project/420m0$Build-2</meta:generator>
    <meta:document-statistic meta:table-count="1" meta:cell-count="144" meta:object-count="0"/>
  </office:meta>
</office:document-meta>
</file>